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A0000003EA1FB6C8121DEEC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30000" draw:fill-color="#b20d6b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20d6b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measurelines" svg:width="1.957cm" svg:height="1.639cm" svg:x="7.985cm" svg:y="4.822cm">
          <draw:image xlink:href="Pictures/100000000000004A0000003EA1FB6C8121DEECAD.png" xlink:type="simple" xlink:show="embed" xlink:actuate="onLoad">
            <text:p/>
          </draw:image>
        </draw:frame>
        <draw:path draw:style-name="gr2" draw:text-style-name="P2" draw:layer="measurelines" svg:width="8.889cm" svg:height="7.024cm" svg:x="4.556cm" svg:y="6.842cm" svg:viewBox="0 0 8890 7025" svg:d="M4064 6977c-747-417-3987-1476-4064-5128 268-1244 1111-1887 2109-1809 776 61 1731 541 1955 1555zM4820 7025c2159-937 4191-3096 4064-5128-381-2286-3429-2667-4064-254zM3175 5080v-2794c0-1016-1228-508-1778-762-508 635 0 2159 254 2667 762 1016 1143 889 1524 88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1:52:07.271935040</meta:creation-date>
    <dc:date>2017-01-16T12:28:22.437553939</dc:date>
    <meta:editing-duration>PT14M4S</meta:editing-duration>
    <meta:editing-cycles>5</meta:editing-cycles>
    <meta:generator>LibreOffice/5.2.2.2$Linux_X86_64 LibreOffice_project/20m0$Build-2</meta:generator>
    <meta:document-statistic meta:object-count="2"/>
  </office:meta>
</office:document-meta>
</file>